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>
      <style:table-cell-properties fo:background-color="#DDEBF7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5.9291666666667cm" style:use-optimal-column-width="true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3.83645833333333cm" style:use-optimal-column-width="true"/>
    </style:style>
    <style:style style:name="co4" style:family="table-column">
      <style:table-column-properties fo:break-before="auto" style:column-width="11.562291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s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Electronic Arts Music Fi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itle:</text:p>
          </table:table-cell>
          <table:table-cell office:value-type="string" table:style-name="ce3">
            <text:p>Files:</text:p>
          </table:table-cell>
          <table:table-cell office:value-type="string" table:style-name="ce3">
            <text:p>Library:</text:p>
          </table:table-cell>
          <table:table-cell office:value-type="string" table:style-name="ce3">
            <office:annotation draw:style-name="a0" svg:x="3.54166666666667in" svg:y="0.197916666666667in" svg:width="1.75in" svg:height="1.10416666666667in">
              <dc:creator>Peter Swinkels</dc:creator>
              <text:p><text:span text:style-name="T1">The adjustsments required before the file can be played by Cartooners.</text:span></text:p>
            </office:annotation>
            <text:p>Required modifications: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(The following games contain music files supported by Cartooners)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5">
            <text:p>Car and Driver</text:p>
          </table:table-cell>
          <table:table-cell office:value-type="string" table:style-name="ce5">
            <text:p>*.bin</text:p>
          </table:table-cell>
          <table:table-cell office:value-type="string" table:style-name="ce5">
            <text:p>c&amp;d.lib</text:p>
          </table:table-cell>
          <table:table-cell office:value-type="string" table:style-name="ce5">
            <text:p>Change extensions to "mus"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Hard Nova</text:p>
          </table:table-cell>
          <table:table-cell office:value-type="string" table:style-name="ce5">
            <text:p>*.b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hange extensions to "mus"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Lakers versus Celtics and the NBA Playoffs</text:p>
          </table:table-cell>
          <table:table-cell office:value-type="string" table:style-name="ce5">
            <text:p>o; r; s; v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hange extensions to "mus"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Populous - The Promised Lands</text:p>
          </table:table-cell>
          <table:table-cell office:value-type="string" table:style-name="ce5">
            <text:p>pop_tune.da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hange extensions to "mus"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Ski or Die</text:p>
          </table:table-cell>
          <table:table-cell office:value-type="string" table:style-name="ce5">
            <text:p>*.b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hange extensions to "mus"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The Lost Files of Sherlock Holmes - The Case of Serrated Scalpel</text:p>
          </table:table-cell>
          <table:table-cell office:value-type="string" table:style-name="ce5">
            <text:p>*.mus</text:p>
          </table:table-cell>
          <table:table-cell office:value-type="string" table:style-name="ce5">
            <text:p>music.lib</text:p>
          </table:table-cell>
          <table:table-cell office:value-type="string" table:style-name="ce5">
            <text:p>Removal of the first 0x0A bytes. (0x20 (space) characters)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(The following games contain music files that are probably related to the music files listed above but not supported by Cartooners)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5">
            <text:p>Centurion: Defender of Rome</text:p>
          </table:table-cell>
          <table:table-cell office:value-type="string" table:style-name="ce5">
            <office:annotation draw:style-name="a1" svg:x="11.4791666666667in" svg:y="2.44791666666667in" svg:width="1.75in" svg:height="1.05208333333333in">
              <dc:creator>Peter Swinkels</dc:creator>
              <text:p><text:span text:style-name="T3">Peter Swinkels:</text:span><text:span text:style-name="T2"/></text:p>
              <text:p><text:span text:style-name="T2">Not all *.dat files (but most) contain music.</text:span></text:p>
            </office:annotation>
            <text:p>*.da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Unknown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<text:a xlink:href="http://www.myabandonware.com/game/keef-the-thief-a-boy-and-his-lockpick-om">Keef the Thief: A Boy and His Lockpick</text:a></text:p>
          </table:table-cell>
          <table:table-cell office:value-type="string" table:style-name="ce5">
            <text:p>*.bcc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Unknown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Low Blow</text:p>
          </table:table-cell>
          <table:table-cell office:value-type="string" table:style-name="ce5">
            <text:p>boxtitle.lzm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Unknown.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5">
            <text:p>The Immortal</text:p>
          </table:table-cell>
          <table:table-cell office:value-type="string" table:style-name="ce5">
            <text:p>*.lib</text:p>
          </table:table-cell>
          <table:table-cell office:value-type="string" table:style-name="ce5">
            <text:p>imm1.lib; imm2.lib</text:p>
          </table:table-cell>
          <table:table-cell office:value-type="string" table:style-name="ce5">
            <text:p>Unknown.</text:p>
          </table:table-cell>
          <table:table-cell table:number-columns-repeated="16380" table:style-name="ce5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 Swinkels</meta:initial-creator>
    <dc:creator>Peter Swinkels</dc:creator>
    <meta:creation-date>2015-10-07T12:17:23Z</meta:creation-date>
    <dc:date>2017-06-02T18:35:33Z</dc:date>
  </office:meta>
</office:document-meta>
</file>